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svg:font-family="courier,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3dd5" officeooo:paragraph-rsid="00183dd5"/>
    </style:style>
    <style:style style:name="P2" style:family="paragraph" style:parent-style-name="Standard">
      <style:text-properties officeooo:paragraph-rsid="0018e6ea"/>
    </style:style>
    <style:style style:name="P3" style:family="paragraph" style:parent-style-name="Standard">
      <style:text-properties officeooo:rsid="001a97f2" officeooo:paragraph-rsid="001a97f2"/>
    </style:style>
    <style:style style:name="P4" style:family="paragraph" style:parent-style-name="Standard">
      <style:text-properties officeooo:rsid="001c3cfb" officeooo:paragraph-rsid="001c3cfb"/>
    </style:style>
    <style:style style:name="P5" style:family="paragraph" style:parent-style-name="Standard">
      <style:paragraph-properties fo:text-align="center" style:justify-single-word="false" style:writing-mode="lr-tb"/>
      <style:text-properties fo:font-size="14pt" fo:font-weight="bold" officeooo:rsid="00183dd5" officeooo:paragraph-rsid="00183dd5" style:font-size-asian="14pt" style:font-weight-asian="bold" style:font-weight-complex="bold"/>
    </style:style>
    <style:style style:name="P6" style:family="paragraph">
      <style:text-properties officeooo:rsid="00286ff9" officeooo:paragraph-rsid="00286ff9"/>
    </style:style>
    <style:style style:name="T1" style:family="text">
      <style:text-properties officeooo:rsid="0018e6ea"/>
    </style:style>
    <style:style style:name="T2" style:family="text">
      <style:text-properties officeooo:rsid="001a97f2"/>
    </style:style>
    <style:style style:name="T3" style:family="text">
      <style:text-properties officeooo:rsid="001c3cfb"/>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OS Installation Crash Course</text:p>
      <text:p text:style-name="P5"/>
      <text:p text:style-name="P1"><text:tab/>So for our project’s development, we used a Linux Virtual machine running Ubuntu 18.04 with ROS installed for all of the visualization, <text:span text:style-name="T1">and the Robot also ran a custom image of Ubuntu 18.04 supplied by NVIDIA. Both system are running Ubuntu 18.04 and the steps required to install ROS are identical.</text:span></text:p>
      <text:p text:style-name="P1"/>
      <text:p text:style-name="P2"><text:span text:style-name="T1"><text:tab/>For the first step, you should first get Ubuntu 18.04 installed onto the Jetson Nano and set up a Ubutnu 18.04 Virtual machine on your computer using your preferred virtualization software. </text:span><text:span text:style-name="T2">There are multiple tutorials on how to do this that can be found via a google search so I will not explain how to install Ubuntu. We will jump straight to installing ROS. The Overall guide used for this can be found here: </text:span><text:a xlink:type="simple" xlink:href="http://wiki.ros.org/Installation/Ubuntu" text:style-name="Internet_20_link" text:visited-style-name="Visited_20_Internet_20_Link"><text:span text:style-name="T2">http://wiki.ros.org/Installation/Ubuntu</text:span></text:a><text:span text:style-name="T2"> just be careful to match the version of ROS you are installing to the version of Ubuntu you are running/using for the project. For Ubuntu 18.04 the version of ROS used is the Melodic version, so keep this in mind as we install things as it may come up.</text:span></text:p>
      <text:p text:style-name="P2"/>
      <text:p text:style-name="P3">So go ahead and follow the steps on that link above to set up your sources and install the full desktop version of ROS onto your Robot and Virtual Machine. This installation will just be the base ROS system with all of the standard visualization tools and services. <text:span text:style-name="T3">In addition to this ROS install the following packages also need to be installed in order to use some of the features of the robot:</text:span></text:p>
      <text:p text:style-name="P4"/>
      <text:p text:style-name="P4">python-catkin-pkg</text:p>
      <text:p text:style-name="P4">python-pyqt5.qtwebkit</text:p>
      <text:p text:style-name="P4">python-rosdep</text:p>
      <text:p text:style-name="P4">python-rosinstall</text:p>
      <text:p text:style-name="P4">python-rosinstall-generator</text:p>
      <text:p text:style-name="P4">python-rospkg</text:p>
      <text:p text:style-name="P4">python-ruamel.yaml</text:p>
      <text:p text:style-name="P4">python-wstool</text:p>
      <text:p text:style-name="P4">ros-melodic-amcl</text:p>
      <text:p text:style-name="P4">ros-melodic-compressed-image-transport</text:p>
      <text:p text:style-name="P4">ros-melodic-depthimage-to-laserscan</text:p>
      <text:p text:style-name="P4">ros-melodic-gmapping</text:p>
      <text:p text:style-name="P4">ros-melodic-interactive-markers</text:p>
      <text:p text:style-name="P4">ros-melodic-joy</text:p>
      <text:p text:style-name="P4">ros-melodic-laser-proc</text:p>
      <text:p text:style-name="P4">ros-melodic-map-server</text:p>
      <text:p text:style-name="P4">ros-melodic-move-base</text:p>
      <text:p text:style-name="P4">ros-melodic-navigation</text:p>
      <text:p text:style-name="P4">ros-melodic-rgbd-launch</text:p>
      <text:p text:style-name="P4">ros-melodic-rosserial-arduino</text:p>
      <text:p text:style-name="P4">ros-melodic-rosserial-client</text:p>
      <text:p text:style-name="P4">ros-melodic-rosserial-msgs</text:p>
      <text:p text:style-name="P4">ros-melodic-rosserial-python</text:p>
      <text:p text:style-name="P4">ros-melodic-rosserial-server</text:p>
      <text:p text:style-name="P4">ros-melodic-rqt-image-view</text:p>
      <text:p text:style-name="P4">ros-melodic-teleop-twist-joy</text:p>
      <text:p text:style-name="P4">ros-melodic-teleop-twist-keyboard</text:p>
      <text:p text:style-name="P4">ros-melodic-urdf</text:p>
      <text:p text:style-name="P4"><text:soft-page-break/>ros-melodic-xacro</text:p>
      <text:p text:style-name="Standard"/>
      <text:p text:style-name="Standard">Some of these packages you might not need, I put everything that might be of use there that should be able to build the CAMP software stack without issues (fingers crossed).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svg:font-family="courier,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4T16:07:02.234172949</meta:creation-date>
    <dc:date>2021-06-24T16:38:02.476156283</dc:date>
    <meta:editing-duration>PT10M35S</meta:editing-duration>
    <meta:editing-cycles>4</meta:editing-cycles>
    <meta:generator>LibreOffice/6.4.7.2$Linux_X86_64 LibreOffice_project/40$Build-2</meta:generator>
    <meta:document-statistic meta:table-count="0" meta:image-count="0" meta:object-count="0" meta:page-count="2" meta:paragraph-count="34" meta:word-count="312" meta:character-count="2268" meta:non-whitespace-character-count="1987"/>
  </office:meta>
</office:document-meta>
</file>